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ImgDet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ore ipsu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re lore lo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 text:style-name="P1">Lore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 text:style-name="P1">Lore</text:p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1">L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8T19:51:18.393427416</meta:creation-date>
    <meta:editing-duration>PT1M30S</meta:editing-duration>
    <meta:editing-cycles>4</meta:editing-cycles>
    <meta:generator>LibreOffice/7.3.3.2$Linux_X86_64 LibreOffice_project/30$Build-2</meta:generator>
    <dc:title>Portfolio</dc:title>
    <dc:date>2022-05-18T19:52:55.352126030</dc:date>
    <meta:document-statistic meta:object-count="69"/>
  </office:meta>
</office:document-meta>
</file>